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5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EXP Games는 팀모나드라는 이름으로 시작한 서울대 게임 동아리입니다.</text:span></text:p>
            <text:p><text:span text:style-name="T6"/></text:p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5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5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5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50:44.205000000</dc:date>
    <meta:editing-duration>P2DT13H7M11S</meta:editing-duration>
    <meta:editing-cycles>1012</meta:editing-cycles>
    <meta:document-statistic meta:table-count="4" meta:cell-count="331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